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Arial2" svg:font-family="Arial, sans-serif"/>
    <style:font-face style:name="Arial" svg:font-family="Arial, serif"/>
    <style:font-face style:name="Helvetica Neue" svg:font-family="'Helvetica Neue', Helvetica, Arial, sans-serif"/>
    <style:font-face style:name="Open Sans" svg:font-family="'Open Sans', 'Palatino Linotype', 'Book Antiqua', Palatino, serif"/>
    <style:font-face style:name="Tahoma" svg:font-family="Tahoma, Arial, sans-serif"/>
    <style:font-face style:name="Times New Roman" svg:font-family="'Times New Roman'"/>
    <style:font-face style:name="Verdana" svg:font-family="Verdana, Arial, Helvetica, sans-serif"/>
    <style:font-face style:name="Verdana1" svg:font-family="Verdana, Helvetica"/>
    <style:font-face style:name="arial" svg:font-family="arial, sans-serif, helvetica"/>
    <style:font-face style:name="tahoma" svg:font-family="tahoma, arial, verdana, sans-serif, 'Lucida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8.5pt" fo:font-weight="bold" officeooo:rsid="0014f390" officeooo:paragraph-rsid="0014f390" style:font-size-asian="8.5pt" style:font-weight-asian="bold" style:font-size-complex="8.5pt" style:font-weight-complex="bold"/>
    </style:style>
    <style:style style:name="P2" style:family="paragraph" style:parent-style-name="Standard">
      <style:paragraph-properties fo:line-height="100%"/>
      <style:text-properties fo:color="#000000" style:font-name="Liberation Serif" fo:font-size="8.5pt" style:text-underline-style="none" fo:font-weight="bold" officeooo:rsid="001234e2" officeooo:paragraph-rsid="001234e2" fo:background-color="transparent" style:font-size-asian="8.5pt" style:font-weight-asian="bold" style:font-size-complex="8.5pt" style:font-weight-complex="bold"/>
    </style:style>
    <style:style style:name="P3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rsid="001234e2" officeooo:paragraph-rsid="001234e2" fo:background-color="transparent" style:font-size-asian="8.5pt" style:font-weight-asian="normal" style:font-size-complex="8.5pt" style:font-weight-complex="normal"/>
    </style:style>
    <style:style style:name="P4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rsid="0012fb28" officeooo:paragraph-rsid="0013d3ff" fo:background-color="transparent" style:font-size-asian="8.5pt" style:font-weight-asian="normal" style:font-size-complex="8.5pt" style:font-weight-complex="normal"/>
    </style:style>
    <style:style style:name="P5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rsid="0012fb28" officeooo:paragraph-rsid="0012fb28" fo:background-color="transparent" style:font-size-asian="8.5pt" style:font-weight-asian="normal" style:font-size-complex="8.5pt" style:font-weight-complex="normal"/>
    </style:style>
    <style:style style:name="P6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paragraph-rsid="0013d3ff" fo:background-color="transparent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paragraph-rsid="0014f390" fo:background-color="transparent" style:font-size-asian="8.5pt" style:font-weight-asian="normal" style:font-size-complex="8.5pt" style:font-weight-complex="normal"/>
    </style:style>
    <style:style style:name="P8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paragraph-rsid="001234e2" fo:background-color="transparent" style:font-size-asian="8.5pt" style:font-weight-asian="normal" style:font-size-complex="8.5pt" style:font-weight-complex="normal"/>
    </style:style>
    <style:style style:name="P9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paragraph-rsid="0012fb28" fo:background-color="transparent" style:font-size-asian="8.5pt" style:font-weight-asian="normal" style:font-size-complex="8.5pt" style:font-weight-complex="normal"/>
    </style:style>
    <style:style style:name="P10" style:family="paragraph" style:parent-style-name="Standard">
      <style:paragraph-properties fo:line-height="100%"/>
      <style:text-properties fo:color="#000000" style:font-name="Liberation Serif" fo:font-size="8.5pt" style:text-underline-style="none" fo:font-weight="normal" officeooo:rsid="0014f390" officeooo:paragraph-rsid="0014f390" fo:background-color="transparent" style:font-size-asian="8.5pt" style:font-weight-asian="normal" style:font-size-complex="8.5pt" style:font-weight-complex="normal"/>
    </style:style>
    <style:style style:name="P11" style:family="paragraph" style:parent-style-name="Standard">
      <style:paragraph-properties fo:line-height="100%"/>
      <style:text-properties officeooo:paragraph-rsid="0014f390"/>
    </style:style>
    <style:style style:name="P12" style:family="paragraph" style:parent-style-name="Text_20_body">
      <style:paragraph-properties fo:line-height="100%"/>
      <style:text-properties fo:font-variant="normal" fo:text-transform="none" fo:color="#000000" style:font-name="Liberation Serif" fo:font-size="8.5pt" fo:letter-spacing="normal" fo:font-style="normal" fo:font-weight="normal" officeooo:rsid="0016e7bc" officeooo:paragraph-rsid="0016e7bc" style:font-size-asian="8.5pt" style:font-size-complex="8.5pt"/>
    </style:style>
    <style:style style:name="P13" style:family="paragraph" style:parent-style-name="Text_20_body">
      <style:paragraph-properties fo:line-height="100%"/>
      <style:text-properties style:font-name="Liberation Serif" fo:font-size="8.5pt" style:font-size-asian="8.5pt" style:font-size-complex="8.5pt"/>
    </style:style>
    <style:style style:name="P14" style:family="paragraph" style:parent-style-name="Text_20_body">
      <style:paragraph-properties fo:line-height="100%"/>
      <style:text-properties style:font-name="Liberation Serif" fo:font-size="8.5pt" officeooo:rsid="001600cd" officeooo:paragraph-rsid="001600cd" style:font-size-asian="8.5pt" style:font-size-complex="8.5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font-name="Liberation Serif" fo:font-size="8.5pt" fo:letter-spacing="normal" fo:font-style="normal" fo:font-weight="normal" officeooo:paragraph-rsid="001600cd" style:font-size-asian="8.5pt" style:font-size-complex="8.5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font-name="Liberation Serif" fo:font-size="8.5pt" fo:letter-spacing="normal" fo:font-style="normal" fo:font-weight="bold" officeooo:rsid="0016e7bc" officeooo:paragraph-rsid="0016e7bc" style:font-size-asian="8.5pt" style:font-weight-asian="bold" style:font-size-complex="8.5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Liberation Serif" fo:font-size="8.5pt" fo:font-weight="bold" officeooo:rsid="001600cd" officeooo:paragraph-rsid="001600cd" style:font-size-asian="8.5pt" style:font-weight-asian="bold" style:font-size-complex="8.5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Liberation Serif" fo:font-size="8.5pt" officeooo:paragraph-rsid="0014f390" style:font-size-asian="8.5pt" style:font-size-complex="8.5pt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paragraph-rsid="0018a112"/>
    </style:style>
    <style:style style:name="P20" style:family="paragraph" style:parent-style-name="Text_20_body">
      <style:paragraph-properties fo:margin-top="0cm" fo:margin-bottom="0.046cm" loext:contextual-spacing="false" fo:line-height="100%"/>
      <style:text-properties officeooo:paragraph-rsid="0018a112"/>
    </style:style>
    <style:style style:name="P21" style:family="paragraph" style:parent-style-name="Text_20_body">
      <style:paragraph-properties fo:margin-top="0cm" fo:margin-bottom="0.046cm" loext:contextual-spacing="false" fo:line-height="100%"/>
      <style:text-properties fo:font-variant="normal" fo:text-transform="none" fo:color="#000000" style:font-name="Liberation Serif" fo:font-size="8.5pt" fo:letter-spacing="normal" fo:font-style="normal" fo:font-weight="normal" officeooo:rsid="0016e7bc" officeooo:paragraph-rsid="0016e7bc" style:font-size-asian="8.5pt" style:font-size-complex="8.5pt"/>
    </style:style>
    <style:style style:name="T1" style:family="text">
      <style:text-properties officeooo:rsid="001234e2"/>
    </style:style>
    <style:style style:name="T2" style:family="text">
      <style:text-properties officeooo:rsid="0012fb28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8.5pt" fo:letter-spacing="normal" fo:font-style="normal" style:text-underline-style="none" fo:font-weight="normal" style:text-blinking="false" fo:background-color="transparent" loext:char-shading-value="0" style:font-size-asian="8.5pt" style:font-weight-asian="normal" style:font-size-complex="8.5pt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fo:font-size="9pt" fo:letter-spacing="normal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" style:family="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fo:color="#000000" fo:font-size="9pt" fo:letter-spacing="normal" fo:font-style="normal" fo:font-weight="normal" officeooo:rsid="001600cd" style:font-size-asian="9pt" style:font-size-complex="9pt"/>
    </style:style>
    <style:style style:name="T9" style:family="text">
      <style:text-properties fo:font-variant="normal" fo:text-transform="none" fo:color="#000000" fo:font-size="9pt" fo:letter-spacing="normal" fo:font-style="normal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fo:color="#000000" fo:font-size="9pt" fo:letter-spacing="normal" fo:font-style="normal" style:text-underline-style="none" fo:font-weight="normal" officeooo:rsid="0014f390" fo:background-color="transparent" loext:char-shading-value="0" style:font-size-asian="9pt" style:font-weight-asian="normal" style:font-size-complex="9pt" style:font-weight-complex="normal"/>
    </style:style>
    <style:style style:name="T11" style:family="text">
      <style:text-properties fo:font-variant="normal" fo:text-transform="none" fo:color="#000000" fo:font-size="9pt" fo:letter-spacing="normal" fo:font-style="normal" style:text-underline-style="none" fo:font-weight="normal" officeooo:rsid="001600cd" fo:background-color="transparent" loext:char-shading-value="0" style:font-size-asian="9pt" style:font-weight-asian="normal" style:font-size-complex="9pt" style:font-weight-complex="normal"/>
    </style:style>
    <style:style style:name="T12" style:family="text">
      <style:text-properties fo:font-variant="normal" fo:text-transform="none" fo:color="#000000" fo:font-size="9pt" fo:letter-spacing="normal" fo:font-style="normal" style:text-underline-style="none" fo:font-weight="normal" officeooo:rsid="0013d3ff" fo:background-color="transparent" loext:char-shading-value="0" style:font-size-asian="9pt" style:font-weight-asian="normal" style:font-size-complex="9pt" style:font-weight-complex="normal"/>
    </style:style>
    <style:style style:name="T13" style:family="text">
      <style:text-properties fo:font-variant="normal" fo:text-transform="none" fo:color="#000000" fo:font-size="9pt" fo:letter-spacing="normal" fo:font-style="normal" style:text-underline-style="none" officeooo:rsid="0014f390" fo:background-color="transparent" loext:char-shading-value="0" style:font-size-asian="9pt" style:font-size-complex="9pt"/>
    </style:style>
    <style:style style:name="T14" style:family="text">
      <style:text-properties fo:font-variant="normal" fo:text-transform="none" fo:color="#000000" fo:font-size="9pt" fo:letter-spacing="normal" fo:font-style="normal" style:text-underline-style="none" officeooo:rsid="001600cd" fo:background-color="transparent" loext:char-shading-value="0" style:font-size-asian="9pt" style:font-size-complex="9pt"/>
    </style:style>
    <style:style style:name="T15" style:family="text">
      <style:text-properties fo:font-variant="normal" fo:text-transform="none" fo:color="#000000" fo:font-size="9pt" fo:letter-spacing="normal" fo:font-style="normal" style:text-underline-style="none" fo:background-color="transparent" loext:char-shading-value="0" style:font-size-asian="9pt" style:font-size-complex="9pt"/>
    </style:style>
    <style:style style:name="T16" style:family="text">
      <style:text-properties fo:font-variant="normal" fo:text-transform="none" fo:color="#000000" fo:font-size="9pt" fo:letter-spacing="normal" fo:font-style="italic" style:text-underline-style="none" fo:font-weight="normal" fo:background-color="transparent" loext:char-shading-value="0" style:font-size-asian="9pt" style:font-size-complex="9pt"/>
    </style:style>
    <style:style style:name="T17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18" style:family="text">
      <style:text-properties fo:font-variant="normal" fo:text-transform="none" fo:color="#000000" style:font-name="Liberation Serif" fo:font-size="9pt" fo:letter-spacing="normal" fo:font-style="normal" fo:font-weight="normal" officeooo:rsid="001600cd" style:font-size-asian="9pt" style:font-size-complex="9pt"/>
    </style:style>
    <style:style style:name="T1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13d3ff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14f390" fo:background-color="transparent" loext:char-shading-value="0" style:font-size-asian="9pt" style:font-weight-asian="normal" style:font-size-complex="9pt" style:font-weight-complex="normal"/>
    </style:style>
    <style:style style:name="T2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2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1600cd" fo:background-color="transparent" loext:char-shading-value="0" style:font-size-asian="9pt" style:font-weight-asian="normal" style:font-size-complex="9pt" style:font-weight-complex="normal"/>
    </style:style>
    <style:style style:name="T23" style:family="text">
      <style:text-properties fo:font-variant="normal" fo:text-transform="none" fo:color="#000000" style:font-name="Liberation Serif" fo:font-size="9pt" fo:letter-spacing="normal" fo:font-style="normal" style:text-underline-style="none" fo:background-color="transparent" loext:char-shading-value="0" style:font-size-asian="9pt" style:font-size-complex="9pt"/>
    </style:style>
    <style:style style:name="T24" style:family="text">
      <style:text-properties fo:font-variant="normal" fo:text-transform="none" fo:color="#000000" style:font-name="Liberation Serif" fo:font-size="9pt" fo:letter-spacing="normal" fo:font-style="normal" style:text-underline-style="none" officeooo:rsid="0014f390" fo:background-color="transparent" loext:char-shading-value="0" style:font-size-asian="9pt" style:font-size-complex="9pt"/>
    </style:style>
    <style:style style:name="T25" style:family="text">
      <style:text-properties fo:font-variant="normal" fo:text-transform="none" fo:color="#000000" style:font-name="Liberation Serif" fo:font-size="9pt" fo:letter-spacing="normal" fo:font-style="normal" style:text-underline-style="none" officeooo:rsid="001600cd" fo:background-color="transparent" loext:char-shading-value="0" style:font-size-asian="9pt" style:font-size-complex="9pt"/>
    </style:style>
    <style:style style:name="T26" style:family="text">
      <style:text-properties fo:font-variant="normal" fo:text-transform="none" fo:color="#000000" style:font-name="Liberation Serif" fo:font-size="9pt" fo:letter-spacing="normal" fo:font-style="italic" style:text-underline-style="none" fo:font-weight="normal" fo:background-color="transparent" loext:char-shading-value="0" style:font-size-asian="9pt" style:font-size-complex="9pt"/>
    </style:style>
    <style:style style:name="T2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4f390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600cd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font-name="Liberation Serif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3d3ff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font-name="Liberation Serif" fo:letter-spacing="normal" fo:font-style="italic" style:text-underline-style="none" fo:font-weight="normal" fo:background-color="transparent" loext:char-shading-value="0"/>
    </style:style>
    <style:style style:name="T32" style:family="text">
      <style:text-properties fo:font-variant="normal" fo:text-transform="none" fo:color="#000000" style:font-name="Liberation Serif" fo:font-size="9.75pt" fo:letter-spacing="normal" fo:font-style="normal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33" style:family="text">
      <style:text-properties fo:font-variant="normal" fo:text-transform="none" fo:color="#000000" style:font-name="Liberation Serif" fo:font-size="9.75pt" fo:letter-spacing="normal" fo:font-style="italic" style:text-underline-style="none" fo:font-weight="normal" fo:background-color="transparent" loext:char-shading-value="0" style:font-size-asian="9pt" style:font-size-complex="9pt"/>
    </style:style>
    <style:style style:name="T34" style:family="text">
      <style:text-properties fo:font-variant="normal" fo:text-transform="none" fo:color="#000000" style:font-name="Liberation Serif" fo:font-size="8.5pt" fo:letter-spacing="normal" fo:font-style="normal" style:text-underline-style="none" fo:font-weight="normal" officeooo:rsid="0013d3ff" fo:background-color="transparent" loext:char-shading-value="0" style:font-size-asian="8.5pt" style:font-weight-asian="normal" style:font-size-complex="8.5pt" style:font-weight-complex="normal"/>
    </style:style>
    <style:style style:name="T35" style:family="text">
      <style:text-properties fo:font-variant="normal" fo:text-transform="none" fo:color="#000000" style:font-name="Liberation Serif" fo:font-size="8.5pt" fo:letter-spacing="normal" fo:font-style="normal" style:text-underline-style="none" fo:font-weight="normal" officeooo:rsid="0014f390" fo:background-color="transparent" loext:char-shading-value="0" style:font-size-asian="8.5pt" style:font-weight-asian="normal" style:font-size-complex="8.5pt" style:font-weight-complex="normal"/>
    </style:style>
    <style:style style:name="T36" style:family="text">
      <style:text-properties fo:font-variant="normal" fo:text-transform="none" fo:color="#000000" style:font-name="Liberation Serif" fo:font-size="8.5pt" fo:letter-spacing="normal" fo:font-style="normal" style:text-underline-style="none" fo:font-weight="normal" fo:background-color="transparent" loext:char-shading-value="0" style:font-size-asian="8.5pt" style:font-weight-asian="normal" style:font-size-complex="8.5pt" style:font-weight-complex="normal"/>
    </style:style>
    <style:style style:name="T37" style:family="text">
      <style:text-properties fo:font-variant="normal" fo:text-transform="none" fo:color="#000000" style:font-name="Liberation Serif" fo:font-size="8.5pt" fo:letter-spacing="normal" fo:font-style="normal" style:text-underline-style="none" fo:font-weight="normal" officeooo:rsid="001600cd" fo:background-color="transparent" loext:char-shading-value="0" style:font-size-asian="8.5pt" style:font-weight-asian="normal" style:font-size-complex="8.5pt" style:font-weight-complex="normal"/>
    </style:style>
    <style:style style:name="T38" style:family="text">
      <style:text-properties fo:font-variant="normal" fo:text-transform="none" fo:color="#000000" style:font-name="Liberation Serif" fo:font-size="8.5pt" fo:letter-spacing="normal" fo:font-style="normal" style:text-underline-style="none" fo:font-weight="bold" officeooo:rsid="0014f390" fo:background-color="transparent" loext:char-shading-value="0" style:font-size-asian="8.5pt" style:font-weight-asian="bold" style:font-size-complex="8.5pt" style:font-weight-complex="bold"/>
    </style:style>
    <style:style style:name="T39" style:family="text">
      <style:text-properties fo:font-variant="normal" fo:text-transform="none" fo:color="#000000" style:font-name="Liberation Serif" fo:font-size="8.5pt" fo:letter-spacing="normal" fo:font-style="normal" style:text-underline-style="none" fo:font-weight="bold" officeooo:rsid="001600cd" fo:background-color="transparent" loext:char-shading-value="0" style:font-size-asian="8.5pt" style:font-weight-asian="bold" style:font-size-complex="8.5pt" style:font-weight-complex="bold"/>
    </style:style>
    <style:style style:name="T40" style:family="text">
      <style:text-properties fo:font-variant="normal" fo:text-transform="none" fo:color="#000000" style:font-name="Liberation Serif" fo:font-size="8.5pt" fo:letter-spacing="normal" fo:font-style="italic" style:text-underline-style="none" fo:font-weight="normal" fo:background-color="transparent" loext:char-shading-value="0" style:font-size-asian="8.5pt" style:font-size-complex="8.5pt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fo:letter-spacing="normal" fo:font-style="normal" fo:font-weight="normal" officeooo:rsid="001600cd"/>
    </style:style>
    <style:style style:name="T43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fo:letter-spacing="normal" fo:font-style="normal" style:text-underline-style="none" fo:font-weight="normal" officeooo:rsid="0014f390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fo:letter-spacing="normal" fo:font-style="normal" style:text-underline-style="none" fo:background-color="transparent" loext:char-shading-value="0"/>
    </style:style>
    <style:style style:name="T46" style:family="text">
      <style:text-properties fo:font-variant="normal" fo:text-transform="none" fo:color="#000000" fo:letter-spacing="normal" fo:font-style="normal" style:text-underline-style="none" officeooo:rsid="0014f390" fo:background-color="transparent" loext:char-shading-value="0"/>
    </style:style>
    <style:style style:name="T47" style:family="text">
      <style:text-properties fo:font-variant="normal" fo:text-transform="none" fo:color="#000000" fo:letter-spacing="normal" fo:font-style="normal" style:text-underline-style="none" officeooo:rsid="001600cd" fo:background-color="transparent" loext:char-shading-value="0"/>
    </style:style>
    <style:style style:name="T48" style:family="text">
      <style:text-properties fo:font-variant="normal" fo:text-transform="none" fo:color="#000000" style:font-name="Open Sans" fo:font-size="9.75pt" fo:letter-spacing="normal" fo:font-style="normal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49" style:family="text">
      <style:text-properties fo:font-variant="normal" fo:text-transform="none" fo:color="#000000" style:font-name="Open Sans" fo:font-size="9.75pt" fo:letter-spacing="normal" fo:font-style="italic" style:text-underline-style="none" fo:font-weight="normal" fo:background-color="transparent" loext:char-shading-value="0" style:font-size-asian="9pt" style:font-size-complex="9pt"/>
    </style:style>
    <style:style style:name="T50" style:family="text">
      <style:text-properties fo:font-variant="normal" fo:text-transform="none" fo:color="#000000" fo:font-size="9.75pt" fo:letter-spacing="normal" fo:font-style="normal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51" style:family="text">
      <style:text-properties fo:font-variant="normal" fo:text-transform="none" fo:color="#000000" fo:font-size="9.75pt" fo:letter-spacing="normal" fo:font-style="italic" style:text-underline-style="none" fo:font-weight="normal" fo:background-color="transparent" loext:char-shading-value="0" style:font-size-asian="9pt" style:font-size-complex="9pt"/>
    </style:style>
    <style:style style:name="T52" style:family="text">
      <style:text-properties fo:font-variant="normal" fo:text-transform="none" fo:letter-spacing="normal" fo:font-style="normal"/>
    </style:style>
    <style:style style:name="T53" style:family="text">
      <style:text-properties fo:font-variant="normal" fo:text-transform="none" fo:letter-spacing="normal" fo:font-style="normal" officeooo:rsid="0013d3ff"/>
    </style:style>
    <style:style style:name="T54" style:family="text">
      <style:text-properties fo:font-variant="normal" fo:text-transform="none" fo:letter-spacing="normal" fo:font-style="normal" officeooo:rsid="0014f390"/>
    </style:style>
    <style:style style:name="T55" style:family="text">
      <style:text-properties fo:font-variant="normal" fo:text-transform="none" fo:letter-spacing="normal" fo:font-style="normal" officeooo:rsid="0012fb28"/>
    </style:style>
    <style:style style:name="T56" style:family="text">
      <style:text-properties style:text-underline-style="none" officeooo:rsid="0014f390" fo:background-color="transparent" loext:char-shading-value="0" style:font-weight-asian="normal" style:font-weight-complex="normal"/>
    </style:style>
    <style:style style:name="T57" style:family="text">
      <style:text-properties style:text-underline-style="none" officeooo:rsid="001600cd" fo:background-color="transparent" loext:char-shading-value="0" style:font-weight-asian="normal" style:font-weight-complex="normal"/>
    </style:style>
    <style:style style:name="T58" style:family="text">
      <style:text-properties style:text-underline-style="none" fo:background-color="transparent" loext:char-shading-value="0" style:font-weight-asian="normal" style:font-weight-complex="normal"/>
    </style:style>
    <style:style style:name="T59" style:family="text">
      <style:text-properties style:text-underline-style="none" officeooo:rsid="001600cd" fo:background-color="transparent" loext:char-shading-value="0"/>
    </style:style>
    <style:style style:name="T60" style:family="text">
      <style:text-properties style:text-underline-style="none" fo:background-color="transparent" loext:char-shading-value="0"/>
    </style:style>
    <style:style style:name="T61" style:family="text">
      <style:text-properties fo:font-size="9pt" style:text-underline-style="none" officeooo:rsid="0014f390" fo:background-color="transparent" loext:char-shading-value="0" style:font-size-asian="9pt" style:font-weight-asian="normal" style:font-size-complex="9pt" style:font-weight-complex="normal"/>
    </style:style>
    <style:style style:name="T62" style:family="text">
      <style:text-properties fo:font-size="9pt" style:text-underline-style="none" officeooo:rsid="001600cd" fo:background-color="transparent" loext:char-shading-value="0" style:font-size-asian="9pt" style:font-weight-asian="normal" style:font-size-complex="9pt" style:font-weight-complex="normal"/>
    </style:style>
    <style:style style:name="T63" style:family="text">
      <style:text-properties fo:font-size="9pt" style:text-underline-style="none" fo:background-color="transparent" loext:char-shading-value="0" style:font-size-asian="9pt" style:font-weight-asian="normal" style:font-size-complex="9pt" style:font-weight-complex="normal"/>
    </style:style>
    <style:style style:name="T64" style:family="text">
      <style:text-properties fo:font-size="9pt" style:text-underline-style="none" officeooo:rsid="001600cd" fo:background-color="transparent" loext:char-shading-value="0" style:font-size-asian="9pt" style:font-size-complex="9pt"/>
    </style:style>
    <style:style style:name="T65" style:family="text">
      <style:text-properties fo:font-size="9pt" style:text-underline-style="none" fo:background-color="transparent" loext:char-shading-value="0" style:font-size-asian="9pt" style:font-size-complex="9pt"/>
    </style:style>
    <style:style style:name="T66" style:family="text">
      <style:text-properties style:font-name="Liberation Serif" fo:font-size="9pt" style:text-underline-style="none" fo:background-color="transparent" loext:char-shading-value="0" style:font-size-asian="9pt" style:font-weight-asian="normal" style:font-size-complex="9pt" style:font-weight-complex="normal"/>
    </style:style>
    <style:style style:name="T67" style:family="text">
      <style:text-properties style:font-name="Liberation Serif" fo:font-size="9pt" style:text-underline-style="none" officeooo:rsid="0014f390" fo:background-color="transparent" loext:char-shading-value="0" style:font-size-asian="9pt" style:font-weight-asian="normal" style:font-size-complex="9pt" style:font-weight-complex="normal"/>
    </style:style>
    <style:style style:name="T68" style:family="text">
      <style:text-properties style:font-name="Liberation Serif" fo:font-size="9pt" style:text-underline-style="none" officeooo:rsid="001600cd" fo:background-color="transparent" loext:char-shading-value="0" style:font-size-asian="9pt" style:font-weight-asian="normal" style:font-size-complex="9pt" style:font-weight-complex="normal"/>
    </style:style>
    <style:style style:name="T69" style:family="text">
      <style:text-properties style:font-name="Liberation Serif" fo:font-size="9pt" style:text-underline-style="none" fo:background-color="transparent" loext:char-shading-value="0" style:font-size-asian="9pt" style:font-size-complex="9pt"/>
    </style:style>
    <style:style style:name="T70" style:family="text">
      <style:text-properties style:font-name="Liberation Serif" fo:font-size="9pt" style:text-underline-style="none" officeooo:rsid="001600cd" fo:background-color="transparent" loext:char-shading-value="0" style:font-size-asian="9pt" style:font-size-complex="9pt"/>
    </style:style>
    <style:style style:name="T71" style:family="text">
      <style:text-properties officeooo:rsid="001600c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Февраль и октябрь 1917 года</text:p>
      <text:p text:style-name="P3">Причины(Ф):не были решены задачи демократизации общества, кроме Манифеста 17 октября 1905, не созвано Учредительное собрание, не было удовлетворено требование рабочих о 8-часовом рабочем дне, не был решен аграрный вопрос, участие России в Первой мировой войне способствовало социальной напряженности, <text:span text:style-name="T2">кризис власти — Распутинщина, частая сменяемость министров, продовольственный кризис зимой 1917 года.</text:span> </text:p>
      <text:p text:style-name="P4">Цели(Ф):Свержение самодержавия и установление демократической республики, решение аграрного вопроса и наделение крестьян землей, законодательное закрепление 8-ми часового рабочего дня, гарантия выполнения властью демократических свобод, предоставление народам России независимости и равноправия в составе России.</text:p>
      <text:p text:style-name="P4"><text:span text:style-name="T52">Движущие силы</text:span><text:span text:style-name="T53">: Революция поднялась стихийно на базе массового недовольства войной и была осуществлена главным образом силами рабочих и солдат. Русская буржуазия, получившая к тому времени определенный опыт политической борьбы также была сопричастна к революции, что и привело ее к власти.</text:span></text:p>
      <text:p text:style-name="P6"><text:span text:style-name="T53">Характер революции: </text:span><text:span text:style-name="T52">носила буржуазно-демократический характер</text:span><text:span text:style-name="T53">. Она решала задачи свержения самодержавия, открывала путь для развития капитализма в сельском хозяйстве и промышленности, введения конституционного строя, обеспечения политических свобод граждан, уничтожения национального гнета</text:span></text:p>
      <text:p text:style-name="P7"><text:span text:style-name="T53">И</text:span><text:span text:style-name="T54">тоги: </text:span><text:span text:style-name="T52">Отменена смертная казнь, Дарованы политические свободы, Отменена «черта оседлости», Начало профсоюзного движения, Амнистия политзаключенным, Экономический кризис не был остановлен, Участие в войне продолжалось, Перманентный правительственный кризис, Начался распад империи по национальному признаку, Нерешенным остался крестьянский вопрос</text:span></text:p>
      <text:p text:style-name="P8"><text:span text:style-name="T1">Причины(О): усталость от войны, промышленность и сельское хозяйство страны на грани полного развала, катастрофический финансовый кризис, нерешенность аграрного вопроса и обнищание крестьян, оттягивание социально-экономических реформ, противоречия Двоевластия стали предпосылкой для смены власти. Мир разделился на капиталистический и социалистический лагери.</text:span></text:p>
      <text:p text:style-name="P9"><text:span text:style-name="T2">Цели(О): </text:span><text:span text:style-name="T52">Построение более справедливого общества, нежели капиталистическое</text:span><text:span text:style-name="T55">,</text:span><text:span text:style-name="T52">Искоренение эксплуатации человека человеком, Равенство людей в правах и обязанностях, Борьба против войн, Мировая социалистическая революция</text:span></text:p>
      <text:p text:style-name="P6"><text:span text:style-name="T53">Движущие силы:</text:span><text:span text:style-name="T52">руководство революцией со стороны рабочего класса, который являлся главной движущей силой социально-политического развития страны; союз рабочего класса с беднейшим крестьянством, который смог преодолеть сопротивление эксплуататорских классов</text:span><text:span text:style-name="T53">, Главной движущей силой при захвате власти большевиками стали революционно настроенные рабочие, сконцентрированные в крупных промышленных центрах.</text:span></text:p>
      <text:p text:style-name="P6"><text:span text:style-name="T53">Характер революции:</text:span><text:span text:style-name="T52">Октябрьская революция явилась первой победоносной социалистической революцией в истории человечества</text:span><text:span text:style-name="T53">. </text:span><text:span text:style-name="T54">Е</text:span><text:span text:style-name="T53">е главная цель состояла в преобразовании капиталистического общества в России в социалистическое. Социалистической она являлась по движущим силам: ее главной движущей силой, гегемоном был пролетариат, союзником пролетариата — беднейшее крестьянство. Социалистический характер Октябрьской революции выразился в том, что она свергла господство буржуазии, установила диктатуру пролетариата, создала Советское государство — главное орудие для построения социалистического общества. </text:span></text:p>
      <text:p text:style-name="P11"><text:span text:style-name="T34">И</text:span><text:span text:style-name="T35">тоги: 2</text:span><text:span text:style-name="T36">6 октября был принят Декрет о мире и о земле. На съезде было образовано советское правительство, названное «Совет народных комиссаров», в которое вошли: сам Ленин (председатель), Л.Д. Троцкий (народный комиссар по иностранным делам), </text:span><text:a xlink:type="simple" xlink:href="http://historynotes.ru/iosif-vissarionovich-stalin/" text:style-name="Internet_20_link" text:visited-style-name="Visited_20_Internet_20_Link"><text:span text:style-name="T5">И.В. Сталин</text:span></text:a><text:span text:style-name="T36">(народный комиссар по национальным делам). Была введена «Декларация прав народов России», в которой говорилось, что все люди имеют равные права на свободу и развитие, нет больше нации господ и нации угнетенных. В итоге октябрьской революции большевики одержали победу, установилась диктатура пролетариата. Классовое общество было ликвидировано, помещичья земля передана в руки крестьянам, а промышленные сооружения: фабрики, заводы, шахты – в руки рабочих.</text:span></text:p>
      <text:p text:style-name="P1"><text:span text:style-name="T45">Октябрьская революция — переворот или восстание?</text:span></text:p>
      <text:p text:style-name="P18"><text:span text:style-name="T44">Можно было бы расценить приход к власти большевиков, как очередной переворот, однако не надо забывать какие последствия это повело за собой. Итак, это не переворот, т. к. коренное изменение произошло не только в государственной, но также социальной и многих других сферах. </text:span><text:span text:style-name="T41">Конечно же, это не было восстанием, ведь в основном все вооруженные действия совершались </text:span><text:span text:style-name="T42">от </text:span><text:span text:style-name="T41">имени рабочих. Учитывая те перемены, которые повлекли за собой события октября, мы придем к выводу, что это все-таки ужасная, кровавая, беспринципная, развальная для страны революция, за которой последовала долгая и страшная эпоха СССР: эпоха репрессий, уничтожения лучших людей и других ужасов в жизни русского народа.</text:span></text:p>
      <text:p text:style-name="P19"><text:span text:style-name="T38">Д</text:span><text:span text:style-name="T39">воевластие </text:span></text:p>
      <text:p text:style-name="P20"><text:span text:style-name="T36"> В России создалось не имевшее аналогов в истории </text:span><text:span text:style-name="Strong_20_Emphasis"><text:span text:style-name="T40">двоевластие </text:span></text:span><text:span text:style-name="T36">в лице Советов рабочих, крестьянских и солдатских депутатов, с одной стороны, и Временного правительства, с другой.</text:span><text:span text:style-name="T37"> <text:s/>Появление Советов - органов народной власти - относится ко времени революции 1905-1907 гг. и является важным ее завоеванием. Эта традиция сразу же возродилась после победы восстания в Петрограде 27 февраля 1917 г. Помимо Петроградского совета в марте 1917 г. возникло свыше 600 Советов на местах, которые избрали из своей среды постоянно действующие органы власти - исполнительные комитеты. Это были избранники народа, опиравшиеся на поддержку широких трудовых масс. Советы выполняли законодательно-распорядительные, исполнительные и даже судебные функции. К октябрю 1917 г. в стране насчитывалось уже 1429 советов. Возникали они стихийно - это было стихийное творчество масс. Наряду с этим были созданы и комитеты Временного правительства на местах. Так создалось двоевластие на центральном и местном уровнях.</text:span></text:p>
      <text:p text:style-name="P17"><text:span text:style-name="T45">Приказ №1</text:span></text:p>
      <text:p text:style-name="P15"><text:span text:style-name="T57">В приказе предписывалось создать выборные комитеты из представителей нижних чинов. Главным в приказе № 1 был третий пункт, согласно которому во всех политических выступлениях воинские части подчинялись теперь не офицерам, а своим выборным комитетам и Совету. В приказе предусматривалось, что всякого рода оружие передается в распоряжение и под контроль солдатских комитетов. </text:span><text:span text:style-name="T58">Приказы военной комиссии Государственной думы следует исполнять, за исключением тех случаев, когда они противоречат приказам и постановлениям Совета рабочих и солдатских депутатов.</text:span></text:p>
      <text:p text:style-name="P16"><text:span text:style-name="T59">И</text:span><text:span text:style-name="T60">юльский кризис </text:span></text:p>
      <text:p text:style-name="P21"><text:span text:style-name="T58">политический кризис в России 3-5 июля 1917 года. Начало кризиса связано с неудачами русских войск на фронте, падением боеспособности воинских частей. 2 июля из Временного правительства вышли министры-кадеты, что вызвало правительственный кризис. 3 июля начались выступления рабочих Петрограда с требованием перехода власти к Советам. К рабочим присоединились воооруженные солдаты и матросы. Военные власти направили против демонстрации верные Временному правительству войска. После разгона демонстраций начались аресты революционеров, был расформирован ряд революционно настроенных воинских частей. Правительственный кризис завершился отставкой премьер-министра Г. Львова, которого 8 июля сменил А. Керенский. После смены главы правительства ВЦИК Советов объявил Временное правительство «правительством спасения революции» и признал за ним «неограниченные полномочия и неограниченную власть» .</text:span></text:p>
      <text:p text:style-name="P12"><text:span text:style-name="T58"/></text:p>
      <text:p text:style-name="P12"><text:soft-page-break/><text:span text:style-name="T58"/></text:p>
      <text:p text:style-name="P13"><text:line-break/></text:p>
      <text:p text:style-name="P14"><text:span text:style-name="T43"/></text:p>
      <text:p text:style-name="P10"><text:span text:style-name="T52"/></text:p>
      <text:p text:style-name="P6"><text:span text:style-name="T53"/></text:p>
      <text:p text:style-name="P9"><text:span text:style-name="T53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Arial2" svg:font-family="Arial, sans-serif"/>
    <style:font-face style:name="Arial" svg:font-family="Arial, serif"/>
    <style:font-face style:name="Helvetica Neue" svg:font-family="'Helvetica Neue', Helvetica, Arial, sans-serif"/>
    <style:font-face style:name="Open Sans" svg:font-family="'Open Sans', 'Palatino Linotype', 'Book Antiqua', Palatino, serif"/>
    <style:font-face style:name="Tahoma" svg:font-family="Tahoma, Arial, sans-serif"/>
    <style:font-face style:name="Times New Roman" svg:font-family="'Times New Roman'"/>
    <style:font-face style:name="Verdana" svg:font-family="Verdana, Arial, Helvetica, sans-serif"/>
    <style:font-face style:name="Verdana1" svg:font-family="Verdana, Helvetica"/>
    <style:font-face style:name="arial" svg:font-family="arial, sans-serif, helvetica"/>
    <style:font-face style:name="tahoma" svg:font-family="tahoma, arial, verdana, sans-serif, 'Lucida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6:31:41.143044082</meta:creation-date>
    <dc:date>2016-05-30T17:37:21.184570892</dc:date>
    <meta:editing-duration>PT2M59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2" meta:paragraph-count="20" meta:word-count="886" meta:character-count="7155" meta:non-whitespace-character-count="6276"/>
  </office:meta>
</office:document-meta>
</file>